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9.07cm"/>
    </style:style>
    <style:style style:name="co6" style:family="table-column">
      <style:table-column-properties fo:break-before="auto" style:column-width="4.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Objective functi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Algorithm solution</text:p>
          </table:table-cell>
          <table:table-cell office:value-type="string" calcext:value-type="string">
            <text:p>Algorithm fit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3042051917" calcext:value-type="float">
            <text:p>3042051917</text:p>
          </table:table-cell>
          <table:table-cell office:value-type="string" calcext:value-type="string">
            <text:p>[0.0012651671483753235; 0.003210677245416016]</text:p>
          </table:table-cell>
          <table:table-cell office:value-type="float" office:value="0.678911032521857" calcext:value-type="float">
            <text:p>0.678911032521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3795493343" calcext:value-type="float">
            <text:p>3795493343</text:p>
          </table:table-cell>
          <table:table-cell office:value-type="string" calcext:value-type="string">
            <text:p>[0.0008415933748473492; 0.009677910426593307]</text:p>
          </table:table-cell>
          <table:table-cell office:value-type="float" office:value="1.20582959560182" calcext:value-type="float">
            <text:p>1.2058295956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444672604" calcext:value-type="float">
            <text:p>444672604</text:p>
          </table:table-cell>
          <table:table-cell office:value-type="string" calcext:value-type="string">
            <text:p>[0.001313830563401397; 0.006472858212148158]</text:p>
          </table:table-cell>
          <table:table-cell office:value-type="float" office:value="1.01889322149932" calcext:value-type="float">
            <text:p>1.01889322149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928133411" calcext:value-type="float">
            <text:p>928133411</text:p>
          </table:table-cell>
          <table:table-cell office:value-type="string" calcext:value-type="string">
            <text:p>[0.004363753420585703; 0.013512703406285742]</text:p>
          </table:table-cell>
          <table:table-cell office:value-type="float" office:value="2.58552619467743" calcext:value-type="float">
            <text:p>2.58552619467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1159398205" calcext:value-type="float">
            <text:p>1159398205</text:p>
          </table:table-cell>
          <table:table-cell office:value-type="string" calcext:value-type="string">
            <text:p>[0.0023876695278273186; 0.01654546405669788]</text:p>
          </table:table-cell>
          <table:table-cell office:value-type="float" office:value="2.32988133141346" calcext:value-type="float">
            <text:p>2.32988133141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3649724233" calcext:value-type="float">
            <text:p>3649724233</text:p>
          </table:table-cell>
          <table:table-cell office:value-type="string" calcext:value-type="string">
            <text:p>[0.0007277400894462049; 0.012694979495083834]</text:p>
          </table:table-cell>
          <table:table-cell office:value-type="float" office:value="1.47533393038387" calcext:value-type="float">
            <text:p>1.4753339303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4032920147" calcext:value-type="float">
            <text:p>4032920147</text:p>
          </table:table-cell>
          <table:table-cell office:value-type="string" calcext:value-type="string">
            <text:p>[0.0014919587578656746; 0.003364437632011996]</text:p>
          </table:table-cell>
          <table:table-cell office:value-type="float" office:value="0.75843342517619" calcext:value-type="float">
            <text:p>0.7584334251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2204855970" calcext:value-type="float">
            <text:p>2204855970</text:p>
          </table:table-cell>
          <table:table-cell office:value-type="string" calcext:value-type="string">
            <text:p>[0.002331212740682488; 5.532123439444536e-05]</text:p>
          </table:table-cell>
          <table:table-cell office:value-type="float" office:value="0.66489865836947" calcext:value-type="float">
            <text:p>0.66489865836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2492221790" calcext:value-type="float">
            <text:p>2492221790</text:p>
          </table:table-cell>
          <table:table-cell office:value-type="string" calcext:value-type="string">
            <text:p>[0.0023296490804113335; 0.00844907528397032]</text:p>
          </table:table-cell>
          <table:table-cell office:value-type="float" office:value="1.50383179341458" calcext:value-type="float">
            <text:p>1.50383179341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433658286" calcext:value-type="float">
            <text:p>433658286</text:p>
          </table:table-cell>
          <table:table-cell office:value-type="string" calcext:value-type="string">
            <text:p>[8.867095083109344e-05; 0.01267172226392399]</text:p>
          </table:table-cell>
          <table:table-cell office:value-type="float" office:value="1.29225215864317" calcext:value-type="float">
            <text:p>1.29225215864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3152606234" calcext:value-type="float">
            <text:p>3152606234</text:p>
          </table:table-cell>
          <table:table-cell office:value-type="string" calcext:value-type="string">
            <text:p>[0.3338712364159462; 0.472251062887305]</text:p>
          </table:table-cell>
          <table:table-cell office:value-type="float" office:value="179.076089913872" calcext:value-type="float">
            <text:p>179.076089913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502777087" calcext:value-type="float">
            <text:p>502777087</text:p>
          </table:table-cell>
          <table:table-cell office:value-type="string" calcext:value-type="string">
            <text:p>[0.33419410496774765; 0.47193135749275394]</text:p>
          </table:table-cell>
          <table:table-cell office:value-type="float" office:value="179.100877891381" calcext:value-type="float">
            <text:p>179.100877891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2027548985" calcext:value-type="float">
            <text:p>2027548985</text:p>
          </table:table-cell>
          <table:table-cell office:value-type="string" calcext:value-type="string">
            <text:p>[0.33375657526802915; 0.47151924697245295]</text:p>
          </table:table-cell>
          <table:table-cell office:value-type="float" office:value="178.997677252294" calcext:value-type="float">
            <text:p>178.997677252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267009712" calcext:value-type="float">
            <text:p>267009712</text:p>
          </table:table-cell>
          <table:table-cell office:value-type="string" calcext:value-type="string">
            <text:p>[0.33385326207494215; 0.4714410760470368]</text:p>
          </table:table-cell>
          <table:table-cell office:value-type="float" office:value="179.00653231848" calcext:value-type="float">
            <text:p>179.00653231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3640971910" calcext:value-type="float">
            <text:p>3640971910</text:p>
          </table:table-cell>
          <table:table-cell office:value-type="string" calcext:value-type="string">
            <text:p>[0.3350280711763801; 0.4713515261034614]</text:p>
          </table:table-cell>
          <table:table-cell office:value-type="float" office:value="179.185488517013" calcext:value-type="float">
            <text:p>179.185488517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1163225319" calcext:value-type="float">
            <text:p>1163225319</text:p>
          </table:table-cell>
          <table:table-cell office:value-type="string" calcext:value-type="string">
            <text:p>[0.3352109897402277; 0.47349315842153317]</text:p>
          </table:table-cell>
          <table:table-cell office:value-type="float" office:value="179.391151431581" calcext:value-type="float">
            <text:p>179.391151431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3266062307" calcext:value-type="float">
            <text:p>3266062307</text:p>
          </table:table-cell>
          <table:table-cell office:value-type="string" calcext:value-type="string">
            <text:p>[0.33536862986743987; 0.46997770161969077]</text:p>
          </table:table-cell>
          <table:table-cell office:value-type="float" office:value="179.126543112572" calcext:value-type="float">
            <text:p>179.126543112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3876951324" calcext:value-type="float">
            <text:p>3876951324</text:p>
          </table:table-cell>
          <table:table-cell office:value-type="string" calcext:value-type="string">
            <text:p>[0.33392040121278344; 0.4718443673526375]</text:p>
          </table:table-cell>
          <table:table-cell office:value-type="float" office:value="179.0503637649" calcext:value-type="float">
            <text:p>179.0503637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2470643382" calcext:value-type="float">
            <text:p>2470643382</text:p>
          </table:table-cell>
          <table:table-cell office:value-type="string" calcext:value-type="string">
            <text:p>[0.3345572377675641; 0.4710770034238321]</text:p>
          </table:table-cell>
          <table:table-cell office:value-type="float" office:value="179.088089450577" calcext:value-type="float">
            <text:p>179.088089450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158600520" calcext:value-type="float">
            <text:p>158600520</text:p>
          </table:table-cell>
          <table:table-cell office:value-type="string" calcext:value-type="string">
            <text:p>[0.33404885228667136; 0.4712927976860263]</text:p>
          </table:table-cell>
          <table:table-cell office:value-type="float" office:value="179.025275748398" calcext:value-type="float">
            <text:p>179.025275748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694989939" calcext:value-type="float">
            <text:p>694989939</text:p>
          </table:table-cell>
          <table:table-cell office:value-type="string" calcext:value-type="string">
            <text:p>[0.33885556075938617; 0.46767549766102706]</text:p>
          </table:table-cell>
          <table:table-cell office:value-type="float" office:value="216.381900708396" calcext:value-type="float">
            <text:p>216.381900708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1426507097" calcext:value-type="float">
            <text:p>1426507097</text:p>
          </table:table-cell>
          <table:table-cell office:value-type="string" calcext:value-type="string">
            <text:p>[0.3461274247122238; 0.4624736894146605]</text:p>
          </table:table-cell>
          <table:table-cell office:value-type="float" office:value="216.370613608926" calcext:value-type="float">
            <text:p>216.370613608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83930338" calcext:value-type="float">
            <text:p>83930338</text:p>
          </table:table-cell>
          <table:table-cell office:value-type="string" calcext:value-type="string">
            <text:p>[0.3356362657603038; 0.46987196272380355]</text:p>
          </table:table-cell>
          <table:table-cell office:value-type="float" office:value="216.401468084877" calcext:value-type="float">
            <text:p>216.401468084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622500288" calcext:value-type="float">
            <text:p>622500288</text:p>
          </table:table-cell>
          <table:table-cell office:value-type="string" calcext:value-type="string">
            <text:p>[0.33924165906886505; 0.46746313736264766]</text:p>
          </table:table-cell>
          <table:table-cell office:value-type="float" office:value="216.383769771693" calcext:value-type="float">
            <text:p>216.383769771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2239226157" calcext:value-type="float">
            <text:p>2239226157</text:p>
          </table:table-cell>
          <table:table-cell office:value-type="string" calcext:value-type="string">
            <text:p>[0.3400811756809561; 0.46717509452893946]</text:p>
          </table:table-cell>
          <table:table-cell office:value-type="float" office:value="216.399691644053" calcext:value-type="float">
            <text:p>216.399691644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1311878780" calcext:value-type="float">
            <text:p>1311878780</text:p>
          </table:table-cell>
          <table:table-cell office:value-type="string" calcext:value-type="string">
            <text:p>[0.33870276724898674; 0.46791081045932875]</text:p>
          </table:table-cell>
          <table:table-cell office:value-type="float" office:value="216.391015457296" calcext:value-type="float">
            <text:p>216.391015457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1312440844" calcext:value-type="float">
            <text:p>1312440844</text:p>
          </table:table-cell>
          <table:table-cell office:value-type="string" calcext:value-type="string">
            <text:p>[0.3365584365770258; 0.4703631774118451]</text:p>
          </table:table-cell>
          <table:table-cell office:value-type="float" office:value="216.466993848848" calcext:value-type="float">
            <text:p>216.466993848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1924004587" calcext:value-type="float">
            <text:p>1924004587</text:p>
          </table:table-cell>
          <table:table-cell office:value-type="string" calcext:value-type="string">
            <text:p>[0.3399975015976604; 0.4667346661392283]</text:p>
          </table:table-cell>
          <table:table-cell office:value-type="float" office:value="216.367732200399" calcext:value-type="float">
            <text:p>216.367732200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1189046024" calcext:value-type="float">
            <text:p>1189046024</text:p>
          </table:table-cell>
          <table:table-cell office:value-type="string" calcext:value-type="string">
            <text:p>[0.34544106733234003; 0.4629890256080347]</text:p>
          </table:table-cell>
          <table:table-cell office:value-type="float" office:value="216.37046604521" calcext:value-type="float">
            <text:p>216.37046604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2030443887" calcext:value-type="float">
            <text:p>2030443887</text:p>
          </table:table-cell>
          <table:table-cell office:value-type="string" calcext:value-type="string">
            <text:p>[0.34281164399151287; 0.4654378169534402]</text:p>
          </table:table-cell>
          <table:table-cell office:value-type="float" office:value="216.405931949787" calcext:value-type="float">
            <text:p>216.40593194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3029041038" calcext:value-type="float">
            <text:p>3029041038</text:p>
          </table:table-cell>
          <table:table-cell office:value-type="string" calcext:value-type="string">
            <text:p>[0.7914716163199661; 0.40101802705982337]</text:p>
          </table:table-cell>
          <table:table-cell office:value-type="float" office:value="263.963781512593" calcext:value-type="float">
            <text:p>263.963781512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3984406590" calcext:value-type="float">
            <text:p>3984406590</text:p>
          </table:table-cell>
          <table:table-cell office:value-type="string" calcext:value-type="string">
            <text:p>[0.7804276490564576; 0.4326626559065334]</text:p>
          </table:table-cell>
          <table:table-cell office:value-type="float" office:value="264.004538739972" calcext:value-type="float">
            <text:p>264.004538739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2056976364" calcext:value-type="float">
            <text:p>2056976364</text:p>
          </table:table-cell>
          <table:table-cell office:value-type="string" calcext:value-type="string">
            <text:p>[0.7947635423515856; 0.3919642274067867]</text:p>
          </table:table-cell>
          <table:table-cell office:value-type="float" office:value="263.989498835338" calcext:value-type="float">
            <text:p>263.989498835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1850901993" calcext:value-type="float">
            <text:p>1850901993</text:p>
          </table:table-cell>
          <table:table-cell office:value-type="string" calcext:value-type="string">
            <text:p>[0.7938280433078182; 0.39471318117403054]</text:p>
          </table:table-cell>
          <table:table-cell office:value-type="float" office:value="263.999795125006" calcext:value-type="float">
            <text:p>263.999795125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1120600212" calcext:value-type="float">
            <text:p>1120600212</text:p>
          </table:table-cell>
          <table:table-cell office:value-type="string" calcext:value-type="string">
            <text:p>[0.7948013850646071; 0.3917685947169659]</text:p>
          </table:table-cell>
          <table:table-cell office:value-type="float" office:value="263.980639101954" calcext:value-type="float">
            <text:p>263.980639101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3253789429" calcext:value-type="float">
            <text:p>3253789429</text:p>
          </table:table-cell>
          <table:table-cell office:value-type="string" calcext:value-type="string">
            <text:p>[0.7870697988148575; 0.4132100505416342]</text:p>
          </table:table-cell>
          <table:table-cell office:value-type="float" office:value="263.93796185781" calcext:value-type="float">
            <text:p>263.9379618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3130267873" calcext:value-type="float">
            <text:p>3130267873</text:p>
          </table:table-cell>
          <table:table-cell office:value-type="string" calcext:value-type="string">
            <text:p>[0.7929998856924817; 0.39634141313772697]</text:p>
          </table:table-cell>
          <table:table-cell office:value-type="float" office:value="263.928379975097" calcext:value-type="float">
            <text:p>263.928379975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4124501064" calcext:value-type="float">
            <text:p>4124501064</text:p>
          </table:table-cell>
          <table:table-cell office:value-type="string" calcext:value-type="string">
            <text:p>[0.7867959294174138; 0.41431181962310126]</text:p>
          </table:table-cell>
          <table:table-cell office:value-type="float" office:value="263.97067680272" calcext:value-type="float">
            <text:p>263.97067680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2858259788" calcext:value-type="float">
            <text:p>2858259788</text:p>
          </table:table-cell>
          <table:table-cell office:value-type="string" calcext:value-type="string">
            <text:p>[0.7866397533216756; 0.41421492154460543]</text:p>
          </table:table-cell>
          <table:table-cell office:value-type="float" office:value="263.916813724328" calcext:value-type="float">
            <text:p>263.916813724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776209017" calcext:value-type="float">
            <text:p>776209017</text:p>
          </table:table-cell>
          <table:table-cell office:value-type="string" calcext:value-type="string">
            <text:p>[0.7925391663211233; 0.397828622975851]</text:p>
          </table:table-cell>
          <table:table-cell office:value-type="float" office:value="263.946789842225" calcext:value-type="float">
            <text:p>263.946789842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1528106572" calcext:value-type="float">
            <text:p>1528106572</text:p>
          </table:table-cell>
          <table:table-cell office:value-type="string" calcext:value-type="string">
            <text:p>[0.7924332937236442; 0.39798593969313]</text:p>
          </table:table-cell>
          <table:table-cell office:value-type="float" office:value="263.932576221305" calcext:value-type="float">
            <text:p>263.93257622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1434896412" calcext:value-type="float">
            <text:p>1434896412</text:p>
          </table:table-cell>
          <table:table-cell office:value-type="string" calcext:value-type="string">
            <text:p>[0.7841660923104726; 0.42118088453934455]</text:p>
          </table:table-cell>
          <table:table-cell office:value-type="float" office:value="263.913753033651" calcext:value-type="float">
            <text:p>263.913753033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4208086865" calcext:value-type="float">
            <text:p>4208086865</text:p>
          </table:table-cell>
          <table:table-cell office:value-type="string" calcext:value-type="string">
            <text:p>[0.7919520785127481; 0.39931313645571176]</text:p>
          </table:table-cell>
          <table:table-cell office:value-type="float" office:value="263.929187682029" calcext:value-type="float">
            <text:p>263.929187682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1974984076" calcext:value-type="float">
            <text:p>1974984076</text:p>
          </table:table-cell>
          <table:table-cell office:value-type="string" calcext:value-type="string">
            <text:p>[0.7920173875914155; 0.3990225712107204]</text:p>
          </table:table-cell>
          <table:table-cell office:value-type="float" office:value="263.91860335449" calcext:value-type="float">
            <text:p>263.91860335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3239946852" calcext:value-type="float">
            <text:p>3239946852</text:p>
          </table:table-cell>
          <table:table-cell office:value-type="string" calcext:value-type="string">
            <text:p>[0.7840228185518122; 0.4221030099968517]</text:p>
          </table:table-cell>
          <table:table-cell office:value-type="float" office:value="263.965441640876" calcext:value-type="float">
            <text:p>263.965441640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3314738274" calcext:value-type="float">
            <text:p>3314738274</text:p>
          </table:table-cell>
          <table:table-cell office:value-type="string" calcext:value-type="string">
            <text:p>[0.787615554218726; 0.41136347397127204]</text:p>
          </table:table-cell>
          <table:table-cell office:value-type="float" office:value="263.907667139552" calcext:value-type="float">
            <text:p>263.907667139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873566783" calcext:value-type="float">
            <text:p>873566783</text:p>
          </table:table-cell>
          <table:table-cell office:value-type="string" calcext:value-type="string">
            <text:p>[0.7863753587714544; 0.41503144199127584]</text:p>
          </table:table-cell>
          <table:table-cell office:value-type="float" office:value="263.923683697247" calcext:value-type="float">
            <text:p>263.923683697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3706621179" calcext:value-type="float">
            <text:p>3706621179</text:p>
          </table:table-cell>
          <table:table-cell office:value-type="string" calcext:value-type="string">
            <text:p>[0.7840499010165777; 0.42168645126636606]</text:p>
          </table:table-cell>
          <table:table-cell office:value-type="float" office:value="263.931445845622" calcext:value-type="float">
            <text:p>263.931445845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904948366" calcext:value-type="float">
            <text:p>904948366</text:p>
          </table:table-cell>
          <table:table-cell office:value-type="string" calcext:value-type="string">
            <text:p>[0.7896521617173109; 0.40596771949892474]</text:p>
          </table:table-cell>
          <table:table-cell office:value-type="float" office:value="263.944131281463" calcext:value-type="float">
            <text:p>263.944131281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2558513226" calcext:value-type="float">
            <text:p>2558513226</text:p>
          </table:table-cell>
          <table:table-cell office:value-type="string" calcext:value-type="string">
            <text:p>[0.7905681963421063; 0.4031856308452759]</text:p>
          </table:table-cell>
          <table:table-cell office:value-type="float" office:value="263.925016134096" calcext:value-type="float">
            <text:p>263.925016134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1305638030" calcext:value-type="float">
            <text:p>1305638030</text:p>
          </table:table-cell>
          <table:table-cell office:value-type="string" calcext:value-type="string">
            <text:p>[0.7812937288535237; 0.4295869607157097]</text:p>
          </table:table-cell>
          <table:table-cell office:value-type="float" office:value="263.941933579911" calcext:value-type="float">
            <text:p>263.94193357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4236337397" calcext:value-type="float">
            <text:p>4236337397</text:p>
          </table:table-cell>
          <table:table-cell office:value-type="string" calcext:value-type="string">
            <text:p>[0.7898899859168524; 0.40482920165256564]</text:p>
          </table:table-cell>
          <table:table-cell office:value-type="float" office:value="263.897546338518" calcext:value-type="float">
            <text:p>263.897546338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2905910963" calcext:value-type="float">
            <text:p>2905910963</text:p>
          </table:table-cell>
          <table:table-cell office:value-type="string" calcext:value-type="string">
            <text:p>[0.7945377656044355; 0.39239744224369766]</text:p>
          </table:table-cell>
          <table:table-cell office:value-type="float" office:value="263.968961011451" calcext:value-type="float">
            <text:p>263.968961011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352298664" calcext:value-type="float">
            <text:p>352298664</text:p>
          </table:table-cell>
          <table:table-cell office:value-type="string" calcext:value-type="string">
            <text:p>[0.7845267343885759; 0.4203623527779254]</text:p>
          </table:table-cell>
          <table:table-cell office:value-type="float" office:value="263.933904841112" calcext:value-type="float">
            <text:p>263.933904841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278615315" calcext:value-type="float">
            <text:p>278615315</text:p>
          </table:table-cell>
          <table:table-cell office:value-type="string" calcext:value-type="string">
            <text:p>[0.7920253340806918; 0.399441967968601]</text:p>
          </table:table-cell>
          <table:table-cell office:value-type="float" office:value="263.962790636859" calcext:value-type="float">
            <text:p>263.962790636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2834651754" calcext:value-type="float">
            <text:p>2834651754</text:p>
          </table:table-cell>
          <table:table-cell office:value-type="string" calcext:value-type="string">
            <text:p>[0.785770257575225; 0.4168270349464299]</text:p>
          </table:table-cell>
          <table:table-cell office:value-type="float" office:value="263.9320945291" calcext:value-type="float">
            <text:p>263.9320945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4263160493" calcext:value-type="float">
            <text:p>4263160493</text:p>
          </table:table-cell>
          <table:table-cell office:value-type="string" calcext:value-type="string">
            <text:p>[0.7901160447634843; 0.4045188601405583]</text:p>
          </table:table-cell>
          <table:table-cell office:value-type="float" office:value="263.930451284677" calcext:value-type="float">
            <text:p>263.930451284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748536988" calcext:value-type="float">
            <text:p>748536988</text:p>
          </table:table-cell>
          <table:table-cell office:value-type="string" calcext:value-type="string">
            <text:p>[0.7953008414858291; 0.3900220400850154]</text:p>
          </table:table-cell>
          <table:table-cell office:value-type="float" office:value="263.947251247701" calcext:value-type="float">
            <text:p>263.947251247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4174162246" calcext:value-type="float">
            <text:p>4174162246</text:p>
          </table:table-cell>
          <table:table-cell office:value-type="string" calcext:value-type="string">
            <text:p>[0.7917831614917687; 0.4001048857456935]</text:p>
          </table:table-cell>
          <table:table-cell office:value-type="float" office:value="263.960585662631" calcext:value-type="float">
            <text:p>263.960585662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1415173070" calcext:value-type="float">
            <text:p>1415173070</text:p>
          </table:table-cell>
          <table:table-cell office:value-type="string" calcext:value-type="string">
            <text:p>[0.7932548908101021; 0.39567576849677355]</text:p>
          </table:table-cell>
          <table:table-cell office:value-type="float" office:value="263.933941850164" calcext:value-type="float">
            <text:p>263.93394185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794858087" calcext:value-type="float">
            <text:p>794858087</text:p>
          </table:table-cell>
          <table:table-cell office:value-type="string" calcext:value-type="string">
            <text:p>[0.7974252080578765; 0.38420238924512157]</text:p>
          </table:table-cell>
          <table:table-cell office:value-type="float" office:value="263.966147767239" calcext:value-type="float">
            <text:p>263.966147767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363181597" calcext:value-type="float">
            <text:p>363181597</text:p>
          </table:table-cell>
          <table:table-cell office:value-type="string" calcext:value-type="string">
            <text:p>[0.7881384149639858; 0.4100603722428152]</text:p>
          </table:table-cell>
          <table:table-cell office:value-type="float" office:value="263.925244318142" calcext:value-type="float">
            <text:p>263.925244318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484923322" calcext:value-type="float">
            <text:p>484923322</text:p>
          </table:table-cell>
          <table:table-cell office:value-type="string" calcext:value-type="string">
            <text:p>[0.7821884565965256; 0.42707544694422195]</text:p>
          </table:table-cell>
          <table:table-cell office:value-type="float" office:value="263.943849424519" calcext:value-type="float">
            <text:p>263.943849424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1694556336" calcext:value-type="float">
            <text:p>1694556336</text:p>
          </table:table-cell>
          <table:table-cell office:value-type="string" calcext:value-type="string">
            <text:p>[0.7855990815305527; 0.4170374710696704]</text:p>
          </table:table-cell>
          <table:table-cell office:value-type="float" office:value="263.904722244638" calcext:value-type="float">
            <text:p>263.904722244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659033722" calcext:value-type="float">
            <text:p>659033722</text:p>
          </table:table-cell>
          <table:table-cell office:value-type="string" calcext:value-type="string">
            <text:p>[0.7836016350951354; 0.42300193273510367]</text:p>
          </table:table-cell>
          <table:table-cell office:value-type="float" office:value="263.936205243365" calcext:value-type="float">
            <text:p>263.936205243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4269789651" calcext:value-type="float">
            <text:p>4269789651</text:p>
          </table:table-cell>
          <table:table-cell office:value-type="string" calcext:value-type="string">
            <text:p>[0.7922542624374849; 0.39852471011367124]</text:p>
          </table:table-cell>
          <table:table-cell office:value-type="float" office:value="263.935815568764" calcext:value-type="float">
            <text:p>263.935815568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1013931051" calcext:value-type="float">
            <text:p>1013931051</text:p>
          </table:table-cell>
          <table:table-cell office:value-type="string" calcext:value-type="string">
            <text:p>[0.7854831807360936; 0.41767676249747654]</text:p>
          </table:table-cell>
          <table:table-cell office:value-type="float" office:value="263.935869692336" calcext:value-type="float">
            <text:p>263.935869692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1212855990" calcext:value-type="float">
            <text:p>1212855990</text:p>
          </table:table-cell>
          <table:table-cell office:value-type="string" calcext:value-type="string">
            <text:p>[0.7906909501610897; 0.4035277521731732]</text:p>
          </table:table-cell>
          <table:table-cell office:value-type="float" office:value="263.993948290014" calcext:value-type="float">
            <text:p>263.99394829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875734467" calcext:value-type="float">
            <text:p>875734467</text:p>
          </table:table-cell>
          <table:table-cell office:value-type="string" calcext:value-type="string">
            <text:p>[0.7954677583544438; 0.38965517918348835]</text:p>
          </table:table-cell>
          <table:table-cell office:value-type="float" office:value="263.957776377425" calcext:value-type="float">
            <text:p>263.957776377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497191019" calcext:value-type="float">
            <text:p>497191019</text:p>
          </table:table-cell>
          <table:table-cell office:value-type="string" calcext:value-type="string">
            <text:p>[0.7847713549987205; 0.4194697263427022]</text:p>
          </table:table-cell>
          <table:table-cell office:value-type="float" office:value="263.913831354491" calcext:value-type="float">
            <text:p>263.913831354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2346392868" calcext:value-type="float">
            <text:p>2346392868</text:p>
          </table:table-cell>
          <table:table-cell office:value-type="string" calcext:value-type="string">
            <text:p>[0.7905678539893191; 0.4032540174969512]</text:p>
          </table:table-cell>
          <table:table-cell office:value-type="float" office:value="263.931757967273" calcext:value-type="float">
            <text:p>263.93175796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2539648122" calcext:value-type="float">
            <text:p>2539648122</text:p>
          </table:table-cell>
          <table:table-cell office:value-type="string" calcext:value-type="string">
            <text:p>[0.7876630012678218; 0.4115346658177036]</text:p>
          </table:table-cell>
          <table:table-cell office:value-type="float" office:value="263.93820637626" calcext:value-type="float">
            <text:p>263.93820637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3759108652" calcext:value-type="float">
            <text:p>3759108652</text:p>
          </table:table-cell>
          <table:table-cell office:value-type="string" calcext:value-type="string">
            <text:p>[0.7858610978268981; 0.4164608547251605]</text:p>
          </table:table-cell>
          <table:table-cell office:value-type="float" office:value="263.921170010158" calcext:value-type="float">
            <text:p>263.92117001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2792276272" calcext:value-type="float">
            <text:p>2792276272</text:p>
          </table:table-cell>
          <table:table-cell office:value-type="string" calcext:value-type="string">
            <text:p>[0.7920009966449532; 0.39926681508249284]</text:p>
          </table:table-cell>
          <table:table-cell office:value-type="float" office:value="263.93839168191" calcext:value-type="float">
            <text:p>263.93839168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3139844116" calcext:value-type="float">
            <text:p>3139844116</text:p>
          </table:table-cell>
          <table:table-cell office:value-type="string" calcext:value-type="string">
            <text:p>[0.7970643793437543; 0.3851162053413639]</text:p>
          </table:table-cell>
          <table:table-cell office:value-type="float" office:value="263.955471604623" calcext:value-type="float">
            <text:p>263.955471604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3160690698" calcext:value-type="float">
            <text:p>3160690698</text:p>
          </table:table-cell>
          <table:table-cell office:value-type="string" calcext:value-type="string">
            <text:p>[0.7878588918649101; 0.41101313956681257]</text:p>
          </table:table-cell>
          <table:table-cell office:value-type="float" office:value="263.941459979" calcext:value-type="float">
            <text:p>263.941459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1820485198" calcext:value-type="float">
            <text:p>1820485198</text:p>
          </table:table-cell>
          <table:table-cell office:value-type="string" calcext:value-type="string">
            <text:p>[0.7889476442990048; 0.40753808503287314]</text:p>
          </table:table-cell>
          <table:table-cell office:value-type="float" office:value="263.901900217279" calcext:value-type="float">
            <text:p>263.901900217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2814563198" calcext:value-type="float">
            <text:p>2814563198</text:p>
          </table:table-cell>
          <table:table-cell office:value-type="string" calcext:value-type="string">
            <text:p>[0.7951619142371522; 0.39023478464702044]</text:p>
          </table:table-cell>
          <table:table-cell office:value-type="float" office:value="263.929231144049" calcext:value-type="float">
            <text:p>263.929231144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2765340266" calcext:value-type="float">
            <text:p>2765340266</text:p>
          </table:table-cell>
          <table:table-cell office:value-type="string" calcext:value-type="string">
            <text:p>[0.7842858665574537; 0.4209197206630251]</text:p>
          </table:table-cell>
          <table:table-cell office:value-type="float" office:value="263.92151391892" calcext:value-type="float">
            <text:p>263.92151391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eSingleG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2941460072" calcext:value-type="float">
            <text:p>2941460072</text:p>
          </table:table-cell>
          <table:table-cell office:value-type="string" calcext:value-type="string">
            <text:p>[0.7914323000206273; 0.4008435997579062]</text:p>
          </table:table-cell>
          <table:table-cell office:value-type="float" office:value="263.935218453651" calcext:value-type="float">
            <text:p>263.9352184536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17:40:47.3637042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7:23:34.553417702</meta:creation-date>
    <dc:date>2024-09-27T17:40:30.630069537</dc:date>
    <meta:editing-duration>PT12M56S</meta:editing-duration>
    <meta:editing-cycles>4</meta:editing-cycles>
    <meta:generator>LibreOffice/24.2.6.2$Linux_X86_64 LibreOffice_project/420$Build-2</meta:generator>
    <meta:document-statistic meta:table-count="1" meta:cell-count="486" meta:object-count="0"/>
  </office:meta>
</office:document-meta>
</file>